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7b88" officeooo:paragraph-rsid="00017b88"/>
    </style:style>
    <style:style style:name="P2" style:family="paragraph" style:parent-style-name="Standard">
      <style:text-properties officeooo:rsid="0002746e" officeooo:paragraph-rsid="0002746e"/>
    </style:style>
    <style:style style:name="P3" style:family="paragraph" style:parent-style-name="Standard">
      <style:paragraph-properties fo:text-align="center" style:justify-single-word="false"/>
      <style:text-properties fo:color="#6666ff" fo:font-size="24pt" officeooo:rsid="00017b88" officeooo:paragraph-rsid="00017b88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6666ff" fo:font-size="24pt" fo:font-weight="bold" officeooo:rsid="00017b88" officeooo:paragraph-rsid="00017b88" style:font-size-asian="24pt" style:font-weight-asian="bold" style:font-size-complex="24pt" style:font-weight-complex="bold"/>
    </style:style>
    <style:style style:name="P5" style:family="paragraph" style:parent-style-name="Standard">
      <style:text-properties fo:color="#6666ff" fo:font-size="18pt" fo:font-weight="bold" officeooo:rsid="0002746e" officeooo:paragraph-rsid="0002746e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text-properties fo:color="#000000" fo:font-size="12pt" fo:font-weight="normal" officeooo:rsid="0002746e" officeooo:paragraph-rsid="0002746e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text-properties fo:color="#000000" fo:font-size="12pt" fo:font-weight="normal" officeooo:rsid="0002746e" officeooo:paragraph-rsid="000b0ca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color="#000000" fo:font-size="12pt" fo:font-weight="normal" officeooo:rsid="00041d4c" officeooo:paragraph-rsid="00041d4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color="#000000" fo:font-size="12pt" fo:font-weight="normal" officeooo:rsid="00041d4c" officeooo:paragraph-rsid="000fc973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color="#000000" fo:font-size="12pt" fo:font-weight="normal" officeooo:rsid="00041d4c" officeooo:paragraph-rsid="00187a91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color="#000000" fo:font-size="12pt" fo:font-weight="bold" officeooo:rsid="00041d4c" officeooo:paragraph-rsid="00041d4c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fo:color="#000000" fo:font-size="12pt" fo:font-weight="bold" officeooo:rsid="00041d4c" officeooo:paragraph-rsid="00061223" style:font-size-asian="12pt" style:font-weight-asian="bold" style:font-size-complex="12pt" style:font-weight-complex="bold"/>
    </style:style>
    <style:style style:name="P13" style:family="paragraph" style:parent-style-name="Standard" style:list-style-name="L1">
      <style:text-properties fo:color="#000000" fo:font-size="12pt" fo:font-weight="bold" officeooo:rsid="00041d4c" officeooo:paragraph-rsid="00187a91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fo:font-size="14pt" fo:font-weight="bold" officeooo:rsid="0002746e" officeooo:paragraph-rsid="0002746e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fo:font-size="14pt" fo:font-weight="bold" officeooo:rsid="0002746e" officeooo:paragraph-rsid="0007ae5e" style:font-size-asian="14pt" style:font-weight-asian="bold" style:font-size-complex="14pt" style:font-weight-complex="bold"/>
    </style:style>
    <style:style style:name="P16" style:family="paragraph" style:parent-style-name="Standard" style:list-style-name="L5">
      <style:text-properties fo:color="#000000" fo:font-size="14pt" fo:font-weight="bold" officeooo:rsid="0002746e" officeooo:paragraph-rsid="001147fa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fo:font-size="14pt" fo:font-weight="bold" officeooo:rsid="0002746e" officeooo:paragraph-rsid="0016b3f3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fo:font-size="14pt" fo:font-weight="bold" officeooo:rsid="0002746e" officeooo:paragraph-rsid="00187a91" style:font-size-asian="14pt" style:font-weight-asian="bold" style:font-size-complex="14pt" style:font-weight-complex="bold"/>
    </style:style>
    <style:style style:name="P19" style:family="paragraph" style:parent-style-name="Standard" style:list-style-name="L5">
      <style:text-properties fo:color="#000000" fo:font-size="14pt" fo:font-weight="bold" officeooo:rsid="000fbc8c" officeooo:paragraph-rsid="000fbc8c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fo:font-size="14pt" fo:font-weight="bold" officeooo:rsid="0017d933" officeooo:paragraph-rsid="0017d933" style:font-size-asian="14pt" style:font-weight-asian="bold" style:font-size-complex="14pt" style:font-weight-complex="bold"/>
    </style:style>
    <style:style style:name="P21" style:family="paragraph" style:parent-style-name="Standard" style:list-style-name="L6">
      <style:text-properties fo:color="#000000" fo:font-size="14pt" fo:font-weight="bold" officeooo:rsid="0017d933" officeooo:paragraph-rsid="0017d933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text-properties officeooo:paragraph-rsid="001a103b"/>
    </style:style>
    <style:style style:name="P23" style:family="paragraph" style:parent-style-name="Standard" style:list-style-name="L4">
      <style:text-properties officeooo:paragraph-rsid="00095041"/>
    </style:style>
    <style:style style:name="P24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/>
      <style:text-properties fo:color="#000000" fo:font-size="12pt" fo:font-weight="normal" officeooo:rsid="0002746e" officeooo:paragraph-rsid="0002746e" style:font-size-asian="12pt" style:font-weight-asian="normal" style:font-size-complex="12pt" style:font-weight-complex="normal"/>
    </style:style>
    <style:style style:name="T1" style:family="text">
      <style:text-properties officeooo:rsid="00041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1d4c" style:font-weight-asian="bold" style:font-weight-complex="bold"/>
    </style:style>
    <style:style style:name="T4" style:family="text">
      <style:text-properties fo:font-weight="bold" officeooo:rsid="00187a91" style:font-weight-asian="bold" style:font-weight-complex="bold"/>
    </style:style>
    <style:style style:name="T5" style:family="text">
      <style:text-properties fo:color="#000000" fo:font-size="12pt" fo:font-weight="normal" officeooo:rsid="00041d4c" style:font-size-asian="12pt" style:font-weight-asian="normal" style:font-size-complex="12pt" style:font-weight-complex="normal"/>
    </style:style>
    <style:style style:name="T6" style:family="text">
      <style:text-properties fo:color="#000000" fo:font-size="12pt" fo:font-weight="normal" officeooo:rsid="00061223" style:font-size-asian="12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97128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1a103b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weight="bold" officeooo:rsid="00041d4c" style:font-size-asian="12pt" style:font-weight-asian="bold" style:font-size-complex="12pt" style:font-weight-complex="bold"/>
    </style:style>
    <style:style style:name="T10" style:family="text">
      <style:text-properties fo:color="#000000" fo:font-size="14pt" fo:font-weight="bold" officeooo:rsid="00187a91" style:font-size-asian="14pt" style:font-weight-asian="bold" style:font-size-complex="1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61223" style:font-weight-asian="normal" style:font-weight-complex="normal"/>
    </style:style>
    <style:style style:name="T13" style:family="text">
      <style:text-properties fo:font-weight="normal" officeooo:rsid="000ea1ac" style:font-weight-asian="normal" style:font-weight-complex="normal"/>
    </style:style>
    <style:style style:name="T14" style:family="text">
      <style:text-properties fo:font-weight="normal" officeooo:rsid="000fbc8c" style:font-weight-asian="normal" style:font-weight-complex="normal"/>
    </style:style>
    <style:style style:name="T15" style:family="text">
      <style:text-properties fo:font-weight="normal" officeooo:rsid="0011b174" style:font-weight-asian="normal" style:font-weight-complex="normal"/>
    </style:style>
    <style:style style:name="T16" style:family="text">
      <style:text-properties fo:font-weight="normal" officeooo:rsid="00136e5b" style:font-weight-asian="normal" style:font-weight-complex="normal"/>
    </style:style>
    <style:style style:name="T17" style:family="text">
      <style:text-properties fo:font-weight="normal" officeooo:rsid="0014b937" style:font-weight-asian="normal" style:font-weight-complex="normal"/>
    </style:style>
    <style:style style:name="T18" style:family="text">
      <style:text-properties fo:font-weight="normal" officeooo:rsid="00154ead" style:font-weight-asian="normal" style:font-weight-complex="normal"/>
    </style:style>
    <style:style style:name="T19" style:family="text">
      <style:text-properties officeooo:rsid="000ea1ac"/>
    </style:style>
    <style:style style:name="T20" style:family="text">
      <style:text-properties officeooo:rsid="000fc973"/>
    </style:style>
    <style:style style:name="T21" style:family="text">
      <style:text-properties fo:color="#006600"/>
    </style:style>
    <style:style style:name="T22" style:family="text">
      <style:text-properties fo:color="#006600" officeooo:rsid="000fc973"/>
    </style:style>
    <style:style style:name="T23" style:family="text">
      <style:text-properties fo:color="#006600" officeooo:rsid="00041d4c"/>
    </style:style>
    <style:style style:name="T24" style:family="text">
      <style:text-properties fo:color="#006600" fo:font-weight="normal" style:font-weight-asian="normal" style:font-weight-complex="normal"/>
    </style:style>
    <style:style style:name="T25" style:family="text">
      <style:text-properties fo:color="#006600" fo:font-weight="normal" officeooo:rsid="00061223" style:font-weight-asian="normal" style:font-weight-complex="normal"/>
    </style:style>
    <style:style style:name="T26" style:family="text">
      <style:text-properties fo:color="#006600" fo:font-size="12pt" fo:font-weight="normal" officeooo:rsid="00041d4c" style:font-size-asian="12pt" style:font-weight-asian="normal" style:font-size-complex="12pt" style:font-weight-complex="normal"/>
    </style:style>
    <style:style style:name="T27" style:family="text">
      <style:text-properties fo:color="#006600" fo:font-size="12pt" fo:font-weight="normal" officeooo:rsid="00061223" style:font-size-asian="12pt" style:font-weight-asian="normal" style:font-size-complex="12pt" style:font-weight-complex="normal"/>
    </style:style>
    <style:style style:name="T28" style:family="text">
      <style:text-properties fo:color="#006600" fo:font-size="12pt" fo:font-weight="normal" officeooo:rsid="00197128" style:font-size-asian="12pt" style:font-weight-asian="normal" style:font-size-complex="12pt" style:font-weight-complex="normal"/>
    </style:style>
    <style:style style:name="T29" style:family="text">
      <style:text-properties fo:color="#006600" fo:font-size="12pt" fo:font-weight="normal" officeooo:rsid="001a103b" style:font-size-asian="12pt" style:font-weight-asian="normal" style:font-size-complex="12pt" style:font-weight-complex="normal"/>
    </style:style>
    <style:style style:name="T30" style:family="text">
      <style:text-properties fo:color="#006600" officeooo:rsid="00187a91"/>
    </style:style>
    <style:style style:name="T31" style:family="text">
      <style:text-properties fo:color="#006600" fo:font-weight="bold" officeooo:rsid="00187a91" style:font-weight-asian="bold" style:font-weight-complex="bold"/>
    </style:style>
    <style:style style:name="T32" style:family="text">
      <style:text-properties officeooo:rsid="0016b3f3"/>
    </style:style>
    <style:style style:name="T33" style:family="text">
      <style:text-properties fo:font-size="12pt" fo:font-weight="normal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041d4c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061223" style:font-size-asian="12pt" style:font-weight-asian="normal" style:font-size-complex="12pt" style:font-weight-complex="normal"/>
    </style:style>
    <style:style style:name="T36" style:family="text">
      <style:text-properties fo:font-size="12pt" officeooo:rsid="00041d4c" style:font-size-asian="12pt" style:font-size-complex="12pt"/>
    </style:style>
    <style:style style:name="T37" style:family="text">
      <style:text-properties officeooo:rsid="00187a91"/>
    </style:style>
    <style:style style:name="T38" style:family="text">
      <style:text-properties fo:color="#ff3333" officeooo:rsid="000fc973"/>
    </style:style>
    <style:style style:name="T39" style:family="text">
      <style:text-properties officeooo:rsid="001bb6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актически проект</text:p>
      <text:p text:style-name="P3"/>
      <text:p text:style-name="P3">Онлайн магазин за аксесоари за телефони.</text:p>
      <text:p text:style-name="P1"/>
      <text:p text:style-name="P5"><text:span text:style-name="T39">Основни</text:span> изисквания</text:p>
      <text:p text:style-name="P5"/>
      <text:p text:style-name="P14">- <text:span text:style-name="T1">База данни:</text:span></text:p>
      <text:p text:style-name="P14"/>
      <text:list xml:id="list2560415240876659188" text:style-name="L4">
        <text:list-item>
          <text:p text:style-name="P23"><text:span text:style-name="T5">Трябва да се направи потребител в MySQL с ограничен достъп ( SELECT, INSERT, UPDATE, DELETE ) <text:s/>до <text:s/></text:span><text:span text:style-name="T9">accessories_shop.</text:span></text:p>
        </text:list-item>
        <text:list-item>
          <text:p text:style-name="P7"><text:span text:style-name="T1">Необходими са следните таблици в MySQL база данни с име accessories_shop.</text:span></text:p>
        </text:list-item>
      </text:list>
      <text:list xml:id="list169364501882777646" text:style-name="L1">
        <text:list-header>
          <text:p text:style-name="P6"/>
        </text:list-header>
        <text:list-item>
          <text:p text:style-name="P24"><text:span text:style-name="T3">product</text:span><text:span text:style-name="T1"><text:line-break/></text:span><text:span text:style-name="T23">Product_id</text:span><text:span text:style-name="T1"> – ID на продукт<text:line-break/></text:span><text:span text:style-name="T23">Name</text:span><text:span text:style-name="T1"> – Име на продукт<text:line-break/></text:span><text:span text:style-name="T23">InStock</text:span><text:span text:style-name="T1"> – Дали продукта е в наличност<text:line-break/></text:span></text:p>
        </text:list-item>
        <text:list-item>
          <text:p text:style-name="P11">basket </text:p>
          <text:p text:style-name="P8"><text:span text:style-name="T21">Basket_id</text:span> – ID на текуща поръчка</text:p>
          <text:p text:style-name="P9"><text:span text:style-name="T21">Order_completed</text:span> - <text:s/>дали поръчката е завършена<text:line-break/><text:span text:style-name="T21">Basket_session_hash</text:span> – Номер на сесия за разграничаване на поръчките<text:line-break/><text:span text:style-name="T22">Email</text:span><text:span text:style-name="T20"> – Емайл на клиента</text:span></text:p>
          <text:p text:style-name="P9"><text:span text:style-name="T22">Name</text:span><text:span text:style-name="T20"> - Име на клиента</text:span><text:line-break/></text:p>
        </text:list-item>
        <text:list-item>
          <text:p text:style-name="P12">basket_products <text:s/>( линкваща таблица )<text:line-break/><text:span text:style-name="T24">Product_id</text:span><text:span text:style-name="T11"> - ( ID на продукт ) <text:line-break/></text:span><text:span text:style-name="T25">Basket_id</text:span><text:span text:style-name="T12"> <text:s/>- ID на текуща поръчка</text:span><text:span text:style-name="T11"><text:line-break/></text:span><text:line-break/></text:p>
        </text:list-item>
      </text:list>
      <text:p text:style-name="P15">- <text:span text:style-name="T19">Страници :<text:line-break/><text:line-break/></text:span></text:p>
      <text:list xml:id="list804819607767747217" text:style-name="L5">
        <text:list-item>
          <text:p text:style-name="P16"><text:span text:style-name="T13">Спис</text:span><text:span text:style-name="T14">ък с продуктите.<text:line-break/></text:span><text:span text:style-name="T15">Показване на продуктите по един на ред на всеки ред трябва да има.<text:line-break/>Име, снимка цена и бутон за добавяне на продукт към кошницата.<text:line-break/></text:span></text:p>
        </text:list-item>
        <text:list-item>
          <text:p text:style-name="P19"><text:span text:style-name="T11">Страница която да добавя или да маха продукти от кошницата.<text:line-break/>„</text:span><text:span text:style-name="T16">Системна“ страница която да обновява списъка на кошницата.<text:line-break/>След като операцията е завършена трябва да се пренасочи към страницата от която е направена операцията.<text:line-break/></text:span></text:p>
        </text:list-item>
        <text:list-item>
          <text:p text:style-name="P19"><text:span text:style-name="T11">Преглед на продуктите в кошницата.<text:line-break/></text:span><text:span text:style-name="T17">Списък само с продуктите в кошницата, но вместо бутон за добавяне трябва да има бутон за премахване на продукт от кошницата.<text:line-break/>Форма за Е-майл и Име на клиента.<text:line-break/></text:span><text:soft-page-break/><text:span text:style-name="T17">Поръчката не може да бъде завършена ако не е попълнен Е-майла и Името.<text:line-break/>Минимална дължина на полето за име трябва да е 3 символа. <text:s/><text:line-break/>Минимална дължина на полето за Е-Майл трябва да е 8 символа.<text:line-break/></text:span></text:p>
        </text:list-item>
        <text:list-item>
          <text:p text:style-name="P19"><text:span text:style-name="T11">Завършване на поръчка.<text:line-break/></text:span><text:span text:style-name="T18">След валидацията трябва да се запише поръчката в базата и да бъде отбелязана за „завършена“.</text:span></text:p>
        </text:list-item>
      </text:list>
      <text:p text:style-name="P15"/>
      <text:p text:style-name="P5"/>
      <text:p text:style-name="P5">Допълнителни изисквания</text:p>
      <text:p text:style-name="P2"/>
      <text:p text:style-name="P18">- <text:span text:style-name="T37">База данни:<text:line-break/></text:span></text:p>
      <text:list xml:id="list211902467579830" text:continue-list="list169364501882777646" text:style-name="L1">
        <text:list-item>
          <text:p text:style-name="P13">basket </text:p>
          <text:p text:style-name="P10"><text:span text:style-name="T21">Basket_id</text:span> – ID на текуща поръчка</text:p>
          <text:p text:style-name="P10"><text:span text:style-name="T21">Order_completed</text:span> - <text:s/>дали поръчката е завършена<text:line-break/><text:span text:style-name="T31">User_id</text:span><text:span text:style-name="T2"> – </text:span><text:span text:style-name="T4">ID на потребител</text:span><text:line-break/><text:span text:style-name="T38">Email – Емайл на клиента</text:span></text:p>
          <text:p text:style-name="P10"><text:span text:style-name="T22">Name</text:span><text:span text:style-name="T20"> - Име на клиента</text:span><text:line-break/></text:p>
        </text:list-item>
        <text:list-item>
          <text:p text:style-name="P22"><text:span text:style-name="T9">basket_products <text:s/>( линкваща таблица )<text:line-break/></text:span><text:span text:style-name="T28">User_id</text:span><text:span text:style-name="T5"> - ( ID </text:span><text:span text:style-name="T7">на потребител</text:span><text:span text:style-name="T5"> ) <text:line-break/></text:span><text:span text:style-name="T28">User_password</text:span><text:span text:style-name="T6"> <text:s/>- </text:span><text:span text:style-name="T7">Парола на потребителя</text:span></text:p>
          <text:p text:style-name="P22"><text:span text:style-name="T29">Email</text:span><text:span text:style-name="T6"> <text:s/>- </text:span><text:span text:style-name="T8">Е-майл на потребителя</text:span><text:span text:style-name="T10"><text:line-break/></text:span></text:p>
        </text:list-item>
      </text:list>
      <text:p text:style-name="P2"/>
      <text:p text:style-name="P17">- <text:span text:style-name="T32">Потребителски вход и регистрация :</text:span></text:p>
      <text:p text:style-name="P20"/>
      <text:list xml:id="list6166281998124463419" text:style-name="L6">
        <text:list-item>
          <text:p text:style-name="P21">Страница за вход <text:line-break/><text:span text:style-name="T33">Форма с потребителско име, парола и бутон за вход.<text:line-break/></text:span></text:p>
        </text:list-item>
        <text:list-item>
          <text:p text:style-name="P21">Страница за регистрация<text:line-break/><text:span text:style-name="T33">Форма с потребителско име, парола, повторение на парола, емайл и бутон за регистрация.<text:line-break/>Паролата и повторението на паролата трябва да съвпадат за да е валидна формата.</text:span></text:p>
          <text:p text:style-name="P21"><text:span text:style-name="T33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aiur </meta:initial-creator>
    <meta:creation-date>2015-06-03T19:42:32.355397499</meta:creation-date>
    <meta:generator>LibreOffice/4.4.2.2$Linux_X86_64 LibreOffice_project/40m0$Build-2</meta:generator>
    <dc:date>2015-06-03T21:19:01.311616028</dc:date>
    <dc:creator>mraiur </dc:creator>
    <meta:editing-duration>PT1H17M52S</meta:editing-duration>
    <meta:editing-cycles>23</meta:editing-cycles>
    <meta:document-statistic meta:table-count="0" meta:image-count="0" meta:object-count="0" meta:page-count="2" meta:paragraph-count="30" meta:word-count="374" meta:character-count="2226" meta:non-whitespace-character-count="1862"/>
  </office:meta>
</office:document-meta>
</file>